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075" officeooo:paragraph-rsid="0010eb20"/>
    </style:style>
    <style:style style:name="T1" style:family="text">
      <style:text-properties officeooo:rsid="0010eb20"/>
    </style:style>
    <style:style style:name="T2" style:family="text">
      <style:text-properties fo:font-weight="bold" officeooo:rsid="0010eb2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0eb2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)</text:span><text:span text:style-name="T1"> A máxima input sample rate é a frequência do clock que é 50Mh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4:23:29.834177491</meta:creation-date>
    <meta:generator>LibreOffice/6.0.7.3$Linux_X86_64 LibreOffice_project/00m0$Build-3</meta:generator>
    <dc:date>2019-11-21T14:27:50.558393808</dc:date>
    <meta:editing-duration>PT4M21S</meta:editing-duration>
    <meta:editing-cycles>2</meta:editing-cycles>
    <meta:document-statistic meta:table-count="0" meta:image-count="0" meta:object-count="0" meta:page-count="1" meta:paragraph-count="1" meta:word-count="14" meta:character-count="66" meta:non-whitespace-character-count="53"/>
  </office:meta>
</office:document-meta>
</file>